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999999" draw:textarea-horizontal-align="justify" draw:textarea-vertical-align="middle" draw:auto-grow-height="false" fo:min-height="1.55cm" fo:min-width="7.9cm"/>
    </style:style>
    <style:style style:name="gr2" style:family="graphic" style:parent-style-name="standard">
      <style:graphic-properties svg:stroke-color="#999999" draw:fill-color="#999999" draw:textarea-horizontal-align="justify" draw:textarea-vertical-align="middle" draw:auto-grow-height="false" fo:min-height="1.325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color="#999999" draw:fill-color="#999999" draw:textarea-horizontal-align="justify" draw:textarea-vertical-align="middle" draw:auto-grow-height="false" fo:min-height="1.75cm" fo:min-width="5.9cm"/>
    </style:style>
    <style:style style:name="gr5" style:family="graphic" style:parent-style-name="standard">
      <style:graphic-properties svg:stroke-color="#999999" draw:fill-color="#999999" draw:textarea-horizontal-align="justify" draw:textarea-vertical-align="middle" draw:auto-grow-height="false" fo:min-height="1.95cm" fo:min-width="2.7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999999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8.4cm" svg:height="1.8cm" svg:x="10.2cm" svg:y="1.2cm">
          <text:p text:style-name="P1">Ausgangssitua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1.8cm" svg:x="14.2cm" svg:y="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5.4cm" svg:height="1.673cm" svg:x="14.8cm" svg:y="3.4cm">
          <draw:text-box>
            <text:p>Klick auf Eingabefeld</text:p>
          </draw:text-box>
        </draw:frame>
        <draw:custom-shape draw:style-name="gr4" draw:text-style-name="P2" draw:layer="layout" svg:width="6.4cm" svg:height="2cm" svg:x="11.299cm" svg:y="5.377cm">
          <text:p text:style-name="P1">Text kann eingefügt </text:p>
          <text:p text:style-name="P1">werd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1.8cm" draw:transform="rotate (-0.886976325863518) translate (10.421cm 7.7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6.4cm" svg:height="2cm" svg:x="3.8cm" svg:y="9.6cm">
          <text:p text:style-name="P4"><text:span text:style-name="T1">Mit drücken von enter →</text:span></text:p>
          <text:p text:style-name="P4"><text:span text:style-name="T1"><text:s/></text:span><text:span text:style-name="T1">Aufruf create task Funktion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1.8cm" draw:transform="rotate (1.56084795005853) translate (10.994cm 11.3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3.2cm" svg:height="2.2cm" svg:x="13.8cm" svg:y="8.4cm">
          <text:p text:style-name="P1">Kreis 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2cm" svg:height="2.2cm" svg:x="13.8cm" svg:y="10.8cm">
          <text:p text:style-name="P1">Mülleimer 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2cm" svg:height="2.2cm" svg:x="13.8cm" svg:y="13.2cm">
          <text:p text:style-name="P1">Haken 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1.8cm" draw:transform="rotate (1.56084795005853) translate (17.394cm 12.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6cm" svg:height="1.8cm" draw:transform="rotate (1.56084795005853) translate (17.4cm 9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6cm" svg:height="1.8cm" draw:transform="rotate (1.56084795005853) translate (17.4cm 14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2cm" svg:height="0.962cm" svg:x="17.4cm" svg:y="10.4cm">
          <draw:text-box>
            <text:p>click</text:p>
          </draw:text-box>
        </draw:frame>
        <draw:frame draw:style-name="gr3" draw:text-style-name="P3" draw:layer="layout" svg:width="2cm" svg:height="0.962cm" svg:x="17.4cm" svg:y="12.638cm">
          <draw:text-box>
            <text:p>click</text:p>
          </draw:text-box>
        </draw:frame>
        <draw:custom-shape draw:style-name="gr4" draw:text-style-name="P2" draw:layer="layout" svg:width="6.4cm" svg:height="2cm" svg:x="19.8cm" svg:y="8.4cm">
          <text:p text:style-name="P1">Haken erscheint durch </text:p>
          <text:p text:style-name="P1">Hidden-Clas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4cm" svg:height="2cm" svg:x="19.8cm" svg:y="11cm">
          <text:p text:style-name="P1">Eingabe wird entfern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4cm" svg:height="2cm" svg:x="19.8cm" svg:y="13.6cm">
          <text:p text:style-name="P1">Haken wird entfernt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cm" svg:height="0.962cm" svg:x="17.4cm" svg:y="8cm">
          <draw:text-box>
            <text:p>click</text:p>
          </draw:text-box>
        </draw:frame>
        <draw:custom-shape draw:style-name="gr2" draw:text-style-name="P2" draw:layer="layout" svg:width="0.6cm" svg:height="1.8cm" draw:transform="rotate (-1.49435090555754) translate (10.595cm 5.86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6.4cm" svg:height="2cm" svg:x="2cm" svg:y="5.6cm">
          <text:p text:style-name="P4"><text:span text:style-name="T1">Zählervariable wird um </text:span></text:p>
          <text:p text:style-name="P4"><text:span text:style-name="T1">1 erhöht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2T17:49:10.134000000</meta:creation-date>
    <dc:date>2020-12-22T18:04:45.922000000</dc:date>
    <meta:editing-duration>PT5M4S</meta:editing-duration>
    <meta:editing-cycles>1</meta:editing-cycles>
    <meta:document-statistic meta:object-count="44"/>
    <meta:generator>LibreOffice/6.2.7.1$Windows_X86_64 LibreOffice_project/23edc44b61b830b7d749943e020e96f5a7df63bf</meta:generator>
  </office:meta>
</office:document-meta>
</file>